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109" officeooo:paragraph-rsid="001fc109"/>
    </style:style>
    <style:style style:name="T1" style:family="text">
      <style:text-properties officeooo:rsid="001e8c98"/>
    </style:style>
    <style:style style:name="T2" style:family="text">
      <style:text-properties officeooo:rsid="001f7446"/>
    </style:style>
    <style:style style:name="T3" style:family="text">
      <style:text-properties officeooo:rsid="001fe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Hat ein Eltern-Element ein Event-Handler <text:s/>der bei einem Click-Event ausgelöst wird, wird der Event-Handler auch aufgerufen, wenn man auf das Kind-Element klickt, da das Event, von unten nach oben, im DOM-Tree, von Element zu Element weiter gereicht wird.</text:span></text:p>
      <text:p text:style-name="Standard"/>
      <text:p text:style-name="Standard">→<text:span text:style-name="T2"> Wurde auf ein Kind-Element geklickt, wird dem Event, auch wenn das Kind-Element kein Event-Handler hat, ein propperty namens target (event.target) von dem Kind-Element hinzugefügt mit allen propperties des Kind-Elementes.</text:span></text:p>
      <text:p text:style-name="P1">So kann man beispielsweise auf den textContent des Kind-Elementes im Event-Handler des Eltern-Elementes zugreifen (event.target.textContent);</text:p>
      <text:p text:style-name="P1"/>
      <text:p text:style-name="P1">→ <text:span text:style-name="T3">Mit event.stopPropagation() stopt man das event-bubbl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2:28:22.959993817</meta:creation-date>
    <meta:generator>LibreOffice/5.1.6.2$Linux_X86_64 LibreOffice_project/10m0$Build-2</meta:generator>
    <dc:date>2018-08-08T18:25:40.853727981</dc:date>
    <meta:editing-duration>PT20M54S</meta:editing-duration>
    <meta:editing-cycles>3</meta:editing-cycles>
    <meta:document-statistic meta:table-count="0" meta:image-count="0" meta:object-count="0" meta:page-count="1" meta:paragraph-count="4" meta:word-count="91" meta:character-count="680" meta:non-whitespace-character-count="591"/>
  </office:meta>
</office:document-meta>
</file>